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2.svm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solid" draw:fill-color="#c0c0c0"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dash" draw:stroke-dash="Ultrafine_20_Dashed" svg:stroke-color="#808080" draw:fill="solid" draw:fill-color="#e6e6e6" draw:textarea-horizontal-align="center" draw:textarea-vertical-align="middle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fill="solid" draw:fill-color="#c0c0c0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dash" draw:stroke-dash="Ultrafine_20_Dashed" svg:stroke-color="#808080" draw:fill="solid" draw:fill-color="#e6e6e6" draw:textarea-horizontal-align="center" draw:textarea-vertical-align="middle"/>
    </style:style>
    <style:style style:name="gr11" style:family="graphic" style:parent-style-name="standard">
      <style:graphic-properties draw:stroke="dash" draw:stroke-dash="Ultrafine_20_2_20_Dots_20_3_20_Dashes" draw:fill="solid" draw:fill-color="#cccccc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13" style:family="graphic" style:parent-style-name="standard">
      <style:graphic-properties draw:stroke="none" svg:stroke-color="#000000" draw:fill="none" draw:fill-color="#ffffff" fo:min-height="0.5cm"/>
    </style:style>
    <style:style style:name="gr14" style:family="graphic" style:parent-style-name="standard">
      <style:graphic-properties draw:fill="solid" draw:fill-color="#e6e6ff" draw:textarea-horizontal-align="center" draw:textarea-vertical-align="middle"/>
    </style:style>
    <style:style style:name="gr15" style:family="graphic" style:parent-style-name="standard">
      <style:graphic-properties draw:marker-end="Arrow" draw:marker-end-width="0.3cm" draw:fill="solid" draw:fill-color="#e6e6ff" draw:textarea-horizontal-align="center" draw:textarea-vertical-align="middle"/>
    </style:style>
    <style:style style:name="gr16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co1" style:family="table-column">
      <style:table-column-properties style:column-width="5.427cm" style:use-optimal-column-width="false"/>
    </style:style>
    <style:style style:name="co2" style:family="table-column">
      <style:table-column-properties style:column-width="8.743cm" style:use-optimal-column-width="false"/>
    </style:style>
    <style:style style:name="ro1" style:family="table-row">
      <style:table-row-properties style:row-height="0.848cm"/>
    </style:style>
    <style:style style:name="ro2" style:family="table-row">
      <style:table-row-properties style:row-height="1.229cm"/>
    </style:style>
    <style:style style:name="ce1" style:family="table-cell">
      <style:graphic-properties draw:fill="solid" draw:fill-color="#9999cc" style:repeat="repeat"/>
      <style:text-properties fo:font-weight="bold" style:font-weight-asian="bold" style:font-weight-complex="bold"/>
    </style:style>
    <style:style style:name="ce2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5pt" style:font-size-asian="15pt" style:font-size-complex="15pt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P5" style:family="paragraph">
      <style:text-properties fo:font-weight="bold" style:font-weight-asian="bold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id="id4" draw:layer="layout" svg:width="4cm" svg:height="2.5cm" svg:x="4cm" svg:y="5cm">
          <text:p text:style-name="P1">User Input</text:p>
        </draw:rect>
        <draw:rect draw:style-name="gr2" draw:text-style-name="P1" draw:id="id3" draw:layer="layout" svg:width="3.5cm" svg:height="2.5cm" svg:x="9cm" svg:y="5cm">
          <text:p text:style-name="P1">Sentence</text:p>
          <text:p text:style-name="P1">Break</text:p>
        </draw:rect>
        <draw:rect draw:style-name="gr1" draw:text-style-name="P1" draw:id="id1" draw:layer="layout" svg:width="4cm" svg:height="2.5cm" svg:x="13.5cm" svg:y="5cm">
          <text:p text:style-name="P1">Tokenize</text:p>
          <text:p text:style-name="P1">(Word Break)</text:p>
        </draw:rect>
        <draw:custom-shape draw:style-name="gr3" draw:text-style-name="P1" draw:id="id2" draw:layer="layout" svg:width="4cm" svg:height="2cm" svg:x="13.5cm" svg:y="9cm">
          <text:p text:style-name="P1">TokenList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4" draw:text-style-name="P1" draw:layer="layout" draw:type="curve" svg:x1="15.5cm" svg:y1="7.5cm" svg:x2="15.5cm" svg:y2="9cm" draw:start-shape="id1" draw:start-glue-point="2" draw:end-shape="id2" draw:end-glue-point="0" svg:d="m15500 7500v1500">
          <text:p/>
        </draw:connector>
        <draw:connector draw:style-name="gr4" draw:text-style-name="P1" draw:layer="layout" draw:type="curve" svg:x1="10.75cm" svg:y1="5cm" svg:x2="15.5cm" svg:y2="5cm" draw:start-shape="id3" draw:end-shape="id1" svg:d="m10750 5000c0-751 4750-751 4750 0">
          <text:p/>
        </draw:connector>
        <draw:connector draw:style-name="gr4" draw:text-style-name="P1" draw:layer="layout" draw:type="curve" svg:x1="6cm" svg:y1="5cm" svg:x2="10.75cm" svg:y2="5cm" draw:start-shape="id4" draw:end-shape="id3" svg:d="m6000 5000c0-751 4750-751 4750 0">
          <text:p/>
        </draw:connector>
        <draw:rect draw:style-name="gr1" draw:text-style-name="P1" draw:id="id5" draw:layer="layout" svg:width="4cm" svg:height="2cm" svg:x="13.5cm" svg:y="12cm">
          <text:p text:style-name="P1">Token </text:p>
          <text:p text:style-name="P1">Remix</text:p>
        </draw:rect>
        <draw:connector draw:style-name="gr4" draw:text-style-name="P1" draw:layer="layout" draw:type="curve" svg:x1="15.5cm" svg:y1="11cm" svg:x2="15.5cm" svg:y2="12cm" draw:start-shape="id2" draw:start-glue-point="2" draw:end-shape="id5" draw:end-glue-point="0" svg:d="m15500 11000v1000">
          <text:p/>
        </draw:connector>
        <draw:custom-shape draw:style-name="gr3" draw:text-style-name="P1" draw:id="id6" draw:layer="layout" svg:width="4cm" svg:height="2cm" svg:x="13.5cm" svg:y="15cm">
          <text:p text:style-name="P1">RemixList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4" draw:text-style-name="P1" draw:layer="layout" draw:type="curve" svg:x1="15.5cm" svg:y1="14cm" svg:x2="15.5cm" svg:y2="15cm" draw:start-shape="id5" draw:start-glue-point="2" draw:end-shape="id6" draw:end-glue-point="0" svg:d="m15500 14000v1000">
          <text:p/>
        </draw:connector>
        <draw:rect draw:style-name="gr5" draw:text-style-name="P1" draw:id="id7" draw:layer="layout" svg:width="3.5cm" svg:height="2cm" svg:x="9cm" svg:y="15cm">
          <text:p text:style-name="P1">Coverage</text:p>
          <text:p text:style-name="P1">Map Build</text:p>
        </draw:rect>
        <draw:connector draw:style-name="gr4" draw:text-style-name="P1" draw:layer="layout" draw:type="curve" svg:x1="13.5cm" svg:y1="16cm" svg:x2="12.5cm" svg:y2="16cm" draw:start-shape="id6" draw:start-glue-point="3" draw:end-shape="id7" svg:d="m13500 16000h-1000">
          <text:p/>
        </draw:connector>
        <draw:custom-shape draw:style-name="gr3" draw:text-style-name="P1" draw:id="id8" draw:layer="layout" svg:width="3.5cm" svg:height="2cm" svg:x="9cm" svg:y="12cm">
          <text:p text:style-name="P1">Coverage</text:p>
          <text:p text:style-name="P1">Map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4" draw:text-style-name="P1" draw:layer="layout" draw:type="curve" svg:x1="10.75cm" svg:y1="15cm" svg:x2="10.75cm" svg:y2="14cm" draw:start-shape="id7" draw:start-glue-point="0" draw:end-shape="id8" draw:end-glue-point="2" svg:d="m10750 15000v-1000">
          <text:p/>
        </draw:connector>
        <draw:rect draw:style-name="gr2" draw:text-style-name="P1" draw:id="id9" draw:layer="layout" svg:width="3.5cm" svg:height="2cm" svg:x="9cm" svg:y="9cm">
          <text:p text:style-name="P1">Select best</text:p>
          <text:p text:style-name="P1">translation</text:p>
        </draw:rect>
        <draw:connector draw:style-name="gr4" draw:text-style-name="P1" draw:layer="layout" draw:type="curve" svg:x1="10.75cm" svg:y1="12cm" svg:x2="10.75cm" svg:y2="11cm" draw:start-shape="id8" draw:start-glue-point="0" draw:end-shape="id9" draw:end-glue-point="2" svg:d="m10750 12000v-1000">
          <text:p/>
        </draw:connector>
        <draw:custom-shape draw:style-name="gr3" draw:text-style-name="P1" draw:id="id10" draw:layer="layout" svg:width="4cm" svg:height="2cm" svg:x="4cm" svg:y="9cm">
          <text:p text:style-name="P1">Cov. Map</text:p>
          <text:p text:style-name="P1">Entry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4" draw:text-style-name="P1" draw:layer="layout" draw:type="curve" svg:x1="9cm" svg:y1="10cm" svg:x2="8cm" svg:y2="10cm" draw:start-shape="id9" draw:start-glue-point="3" draw:end-shape="id10" draw:end-glue-point="1" svg:d="m9000 10000h-1000">
          <text:p/>
        </draw:connector>
        <draw:rect draw:style-name="gr1" draw:text-style-name="P1" draw:id="id11" draw:layer="layout" svg:width="4cm" svg:height="2cm" svg:x="4cm" svg:y="12cm">
          <text:p text:style-name="P1">Translate </text:p>
          <text:p text:style-name="P1">C.M. Entry</text:p>
        </draw:rect>
        <draw:connector draw:style-name="gr4" draw:text-style-name="P1" draw:layer="layout" draw:type="curve" svg:x1="6cm" svg:y1="11cm" svg:x2="6cm" svg:y2="12cm" draw:start-shape="id10" draw:start-glue-point="2" draw:end-shape="id11" draw:end-glue-point="0" svg:d="m6000 11000v1000">
          <text:p/>
        </draw:connector>
        <draw:rect draw:style-name="gr1" draw:text-style-name="P1" draw:id="id12" draw:layer="layout" svg:width="4cm" svg:height="2cm" svg:x="4cm" svg:y="15cm">
          <text:p text:style-name="P1">Translated</text:p>
          <text:p text:style-name="P1">String</text:p>
        </draw:rect>
        <draw:connector draw:style-name="gr4" draw:text-style-name="P1" draw:layer="layout" draw:type="curve" svg:x1="6cm" svg:y1="14cm" svg:x2="6cm" svg:y2="15cm" draw:start-shape="id11" draw:start-glue-point="2" draw:end-shape="id12" draw:end-glue-point="0" svg:d="m6000 14000v1000">
          <text:p/>
        </draw:connector>
        <draw:rect draw:style-name="gr6" draw:text-style-name="P1" draw:layer="layout" svg:width="17cm" svg:height="1cm" svg:x="2cm" svg:y="2cm">
          <text:p text:style-name="P1">Translation Process Overview (Simplified)</text:p>
        </draw:rect>
        <draw:rect draw:style-name="gr6" draw:text-style-name="P1" draw:layer="layout" svg:width="17cm" svg:height="1.5cm" svg:x="2cm" svg:y="23cm">
          <text:p text:style-name="P1">Legend</text:p>
        </draw:rect>
        <draw:rect draw:style-name="gr6" draw:text-style-name="P1" draw:layer="layout" svg:width="17cm" svg:height="3.5cm" svg:x="2cm" svg:y="24.5cm">
          <text:p/>
        </draw:rect>
        <draw:rect draw:style-name="gr7" draw:text-style-name="P1" draw:layer="layout" svg:width="1cm" svg:height="1cm" svg:x="2.5cm" svg:y="25cm">
          <text:p/>
        </draw:rect>
        <draw:rect draw:style-name="gr8" draw:text-style-name="P1" draw:layer="layout" svg:width="1cm" svg:height="1cm" svg:x="2.5cm" svg:y="26.5cm">
          <text:p/>
        </draw:rect>
        <draw:frame draw:style-name="gr9" draw:layer="layout" svg:width="4.172cm" svg:height="0.962cm" svg:x="4cm" svg:y="25cm">
          <draw:text-box>
            <text:p>Implemented</text:p>
          </draw:text-box>
        </draw:frame>
        <draw:frame draw:style-name="gr9" draw:layer="layout" svg:width="5.336cm" svg:height="0.962cm" svg:x="4cm" svg:y="26.5cm">
          <draw:text-box>
            <text:p>Not Implemented</text:p>
          </draw:text-box>
        </draw:frame>
      </draw:page>
      <draw:page draw:name="page2" draw:style-name="dp1" draw:master-page-name="Default">
        <draw:rect draw:style-name="gr10" draw:text-style-name="P1" draw:layer="layout" svg:width="19cm" svg:height="12cm" svg:x="1cm" svg:y="14.5cm">
          <text:p/>
        </draw:rect>
        <draw:rect draw:style-name="gr11" draw:text-style-name="P1" draw:layer="layout" svg:width="8.5cm" svg:height="11.5cm" svg:x="11.5cm" svg:y="15cm">
          <text:p/>
        </draw:rect>
        <draw:rect draw:style-name="gr10" draw:text-style-name="P1" draw:layer="layout" svg:width="19cm" svg:height="10.5cm" svg:x="1cm" svg:y="3.5cm">
          <text:p/>
        </draw:rect>
        <draw:rect draw:style-name="gr6" draw:text-style-name="P1" draw:layer="layout" svg:width="19cm" svg:height="1cm" svg:x="1cm" svg:y="2cm">
          <text:p text:style-name="P1">Coverage Map Generation Details (Simplified)</text:p>
        </draw:rect>
        <draw:custom-shape draw:style-name="gr3" draw:text-style-name="P1" draw:id="id13" draw:layer="layout" svg:width="4cm" svg:height="2cm" svg:x="1.5cm" svg:y="4cm">
          <text:p text:style-name="P1">RemixList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rect draw:style-name="gr1" draw:text-style-name="P1" draw:id="id14" draw:layer="layout" svg:width="4cm" svg:height="2cm" svg:x="7cm" svg:y="4cm">
          <text:p text:style-name="P1">Get RemixList</text:p>
          <text:p text:style-name="P1">Entry</text:p>
        </draw:rect>
        <draw:connector draw:style-name="gr4" draw:text-style-name="P1" draw:layer="layout" draw:type="curve" svg:x1="5.5cm" svg:y1="5cm" svg:x2="7cm" svg:y2="5cm" draw:start-shape="id13" draw:start-glue-point="1" draw:end-shape="id14" draw:end-glue-point="3" svg:d="m5500 5000h1500">
          <text:p/>
        </draw:connector>
        <draw:rect draw:style-name="gr1" draw:text-style-name="P1" draw:id="id15" draw:layer="layout" svg:width="3.5cm" svg:height="2cm" svg:x="12cm" svg:y="4cm">
          <text:p text:style-name="P1">Create</text:p>
          <text:p text:style-name="P1">Block String</text:p>
        </draw:rect>
        <draw:connector draw:style-name="gr4" draw:text-style-name="P1" draw:layer="layout" draw:type="curve" svg:x1="11cm" svg:y1="5cm" svg:x2="12cm" svg:y2="5cm" draw:start-shape="id14" draw:start-glue-point="1" draw:end-shape="id15" draw:end-glue-point="3" svg:d="m11000 5000h1000">
          <text:p/>
        </draw:connector>
        <draw:connector draw:style-name="gr4" draw:text-style-name="P1" draw:layer="layout" draw:type="curve" svg:x1="15.5cm" svg:y1="5cm" svg:x2="16.5cm" svg:y2="5cm" draw:start-shape="id15" draw:start-glue-point="1" draw:end-shape="id16" svg:d="m15500 5000h1000">
          <text:p/>
        </draw:connector>
        <draw:rect draw:style-name="gr1" draw:text-style-name="P1" draw:id="id18" draw:layer="layout" svg:width="3cm" svg:height="2cm" svg:x="16.5cm" svg:y="11cm">
          <text:p text:style-name="P1">Add C.M.</text:p>
          <text:p text:style-name="P1">Entry</text:p>
        </draw:rect>
        <draw:connector draw:style-name="gr4" draw:text-style-name="P1" draw:layer="layout" draw:type="curve" draw:line-skew="0.938cm" svg:x1="18cm" svg:y1="6cm" svg:x2="17.999cm" svg:y2="7cm" draw:end-shape="id17" draw:end-glue-point="4" svg:d="m18000 6000c0 1782-1 1282-1 1000">
          <text:p/>
        </draw:connector>
        <draw:custom-shape draw:style-name="gr3" draw:text-style-name="P1" draw:id="id19" draw:layer="layout" svg:width="3cm" svg:height="2cm" svg:x="12.5cm" svg:y="11cm">
          <text:p text:style-name="P1">C.M.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3" draw:text-style-name="P1" draw:id="id17" draw:layer="layout" svg:width="3cm" svg:height="2.5cm" svg:x="16.5cm" svg:y="7cm">
          <text:p text:style-name="P1">In</text:p>
          <text:p text:style-name="P1">DB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id="id16" draw:layer="layout" svg:width="3cm" svg:height="2cm" svg:x="16.5cm" svg:y="4cm">
          <text:p text:style-name="P1">DB l.u.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4" draw:text-style-name="P1" draw:layer="layout" draw:type="curve" svg:x1="17.999cm" svg:y1="9.5cm" svg:x2="18cm" svg:y2="11cm" draw:start-shape="id17" draw:start-glue-point="6" draw:end-shape="id18" draw:end-glue-point="0" svg:d="m17999 9500c0 1126 1 377 1 1500">
          <text:p/>
        </draw:connector>
        <draw:frame draw:style-name="gr12" draw:layer="layout" svg:width="1.539cm" svg:height="1cm" svg:x="18.045cm" svg:y="9cm">
          <draw:text-box>
            <text:p>Yes</text:p>
          </draw:text-box>
        </draw:frame>
        <draw:connector draw:style-name="gr4" draw:text-style-name="P1" draw:layer="layout" draw:type="curve" svg:x1="16.5cm" svg:y1="12cm" svg:x2="15.5cm" svg:y2="12cm" draw:start-shape="id18" draw:start-glue-point="3" draw:end-shape="id19" svg:d="m16500 12000h-1000">
          <text:p/>
        </draw:connector>
        <draw:frame draw:style-name="gr13" draw:layer="layout" svg:width="1.5cm" svg:height="0.962cm" svg:x="16cm" svg:y="7.038cm">
          <draw:text-box>
            <text:p>No</text:p>
          </draw:text-box>
        </draw:frame>
        <draw:connector draw:style-name="gr4" draw:text-style-name="P1" draw:layer="layout" draw:type="curve" svg:x1="16.5cm" svg:y1="8.249cm" svg:x2="10.5cm" svg:y2="8.249cm" draw:start-shape="id17" draw:start-glue-point="5" draw:end-shape="id20" draw:end-glue-point="7" svg:d="m16500 8249h-6000">
          <text:p/>
        </draw:connector>
        <draw:rect draw:style-name="gr1" draw:text-style-name="P1" draw:id="id21" draw:layer="layout" svg:width="3cm" svg:height="2cm" svg:x="7.5cm" svg:y="15.5cm">
          <text:p text:style-name="P1">Get C.M.</text:p>
          <text:p text:style-name="P1">Row 1</text:p>
        </draw:rect>
        <draw:custom-shape draw:style-name="gr3" draw:text-style-name="P1" draw:id="id20" draw:layer="layout" svg:width="3cm" svg:height="2.5cm" svg:x="7.5cm" svg:y="7cm">
          <text:p text:style-name="P1">Don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curve" svg:x1="12.5cm" svg:y1="12cm" svg:x2="10.5cm" svg:y2="8.25cm" draw:start-shape="id19" draw:end-shape="id20" svg:d="m12500 12000c-1498 0-499-3750-2000-3750">
          <text:p/>
        </draw:connector>
        <draw:frame draw:style-name="gr13" draw:layer="layout" svg:width="1.5cm" svg:height="0.962cm" svg:x="7cm" svg:y="7cm">
          <draw:text-box>
            <text:p>No</text:p>
          </draw:text-box>
        </draw:frame>
        <draw:frame draw:style-name="gr12" draw:layer="layout" svg:width="1.539cm" svg:height="1cm" svg:x="7cm" svg:y="9cm">
          <draw:text-box>
            <text:p>Yes</text:p>
          </draw:text-box>
        </draw:frame>
        <draw:connector draw:style-name="gr4" draw:text-style-name="P1" draw:layer="layout" draw:type="curve" svg:x1="8.999cm" svg:y1="7cm" svg:x2="9cm" svg:y2="6cm" draw:start-shape="id20" draw:start-glue-point="4" draw:end-shape="id14" draw:end-glue-point="2" svg:d="m8999 7000c0-750 1-250 1-1000">
          <text:p/>
        </draw:connector>
        <draw:connector draw:style-name="gr4" draw:text-style-name="P1" draw:layer="layout" draw:type="curve" svg:x1="8.999cm" svg:y1="9.5cm" svg:x2="9cm" svg:y2="15.5cm" draw:start-shape="id20" draw:start-glue-point="6" draw:end-shape="id21" draw:end-glue-point="0" svg:d="m8999 9500c0 4501 1 1502 1 6000">
          <text:p/>
        </draw:connector>
        <draw:custom-shape draw:style-name="gr3" draw:text-style-name="P1" draw:id="id22" draw:layer="layout" svg:width="4cm" svg:height="2cm" svg:x="2cm" svg:y="15.5cm">
          <text:p text:style-name="P1">Coverage</text:p>
          <text:p text:style-name="P1">Matrix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4" draw:text-style-name="P1" draw:layer="layout" draw:type="curve" svg:x1="6cm" svg:y1="16.5cm" svg:x2="7.5cm" svg:y2="16.5cm" draw:start-shape="id22" draw:end-shape="id21" draw:end-glue-point="3" svg:d="m6000 16500h1500">
          <text:p/>
        </draw:connector>
        <draw:rect draw:style-name="gr1" draw:text-style-name="P1" draw:id="id23" draw:layer="layout" svg:width="3.5cm" svg:height="2cm" svg:x="12cm" svg:y="15.5cm">
          <text:p text:style-name="P1">Get C.M.</text:p>
          <text:p text:style-name="P1">Row 2</text:p>
        </draw:rect>
        <draw:connector draw:style-name="gr4" draw:text-style-name="P1" draw:layer="layout" draw:type="curve" svg:x1="10.5cm" svg:y1="16.5cm" svg:x2="12cm" svg:y2="16.5cm" draw:start-shape="id21" draw:start-glue-point="1" draw:end-shape="id23" draw:end-glue-point="3" svg:d="m10500 16500h1500">
          <text:p/>
        </draw:connector>
        <draw:rect draw:style-name="gr1" draw:text-style-name="P1" draw:id="id24" draw:layer="layout" svg:width="3cm" svg:height="2cm" svg:x="16.5cm" svg:y="15.5cm">
          <text:p text:style-name="P1">Combine</text:p>
        </draw:rect>
        <draw:connector draw:style-name="gr4" draw:text-style-name="P1" draw:layer="layout" draw:type="curve" svg:x1="15.5cm" svg:y1="16.5cm" svg:x2="16.5cm" svg:y2="16.5cm" draw:start-shape="id23" draw:start-glue-point="1" draw:end-shape="id24" draw:end-glue-point="3" svg:d="m15500 16500h1000">
          <text:p/>
        </draw:connector>
        <draw:custom-shape draw:style-name="gr3" draw:text-style-name="P2" draw:id="id25" draw:layer="layout" svg:width="3cm" svg:height="2cm" svg:x="16.5cm" svg:y="18.5cm">
          <text:p text:style-name="P2"><text:span text:style-name="T1">Collision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curve" svg:x1="18cm" svg:y1="17.5cm" svg:x2="17.999cm" svg:y2="18.5cm" draw:start-shape="id24" draw:start-glue-point="2" draw:end-shape="id25" draw:end-glue-point="4" svg:d="m18000 17500c0 750-1 250-1 1000">
          <text:p/>
        </draw:connector>
        <draw:custom-shape draw:style-name="gr3" draw:text-style-name="P3" draw:id="id26" draw:layer="layout" svg:width="3cm" svg:height="2cm" svg:x="12cm" svg:y="18.462cm">
          <text:p text:style-name="P3"><text:span text:style-name="T2">Last</text:span></text:p>
          <text:p text:style-name="P3"><text:span text:style-name="T2">Row2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curve" svg:x1="16.5cm" svg:y1="19.499cm" svg:x2="16.5cm" svg:y2="19.499cm" draw:start-shape="id25" draw:start-glue-point="5" draw:end-shape="id25" draw:end-glue-point="5" svg:d="m16500 19499">
          <text:p/>
        </draw:connector>
        <draw:connector draw:style-name="gr4" draw:text-style-name="P1" draw:layer="layout" draw:type="curve" svg:x1="16.5cm" svg:y1="19.5cm" svg:x2="15cm" svg:y2="19.462cm" draw:start-shape="id25" draw:end-shape="id26" svg:d="m16500 19500c-1123 0-374-38-1500-38">
          <text:p/>
        </draw:connector>
        <draw:frame draw:style-name="gr13" draw:layer="layout" svg:width="1.5cm" svg:height="0.962cm" svg:x="15.814cm" svg:y="18.499cm">
          <draw:text-box>
            <text:p>No</text:p>
          </draw:text-box>
        </draw:frame>
        <draw:frame draw:style-name="gr13" draw:id="id34" draw:layer="layout" svg:width="1.5cm" svg:height="0.962cm" svg:x="12cm" svg:y="18cm">
          <draw:text-box>
            <text:p>No</text:p>
          </draw:text-box>
        </draw:frame>
        <draw:frame draw:style-name="gr12" draw:layer="layout" svg:width="1.539cm" svg:height="1cm" svg:x="18cm" svg:y="20.129cm">
          <draw:text-box>
            <text:p>Yes</text:p>
          </draw:text-box>
        </draw:frame>
        <draw:frame draw:style-name="gr12" draw:layer="layout" svg:width="1.539cm" svg:height="1cm" svg:x="11.961cm" svg:y="20cm">
          <draw:text-box>
            <text:p>Yes</text:p>
          </draw:text-box>
        </draw:frame>
        <draw:rect draw:style-name="gr1" draw:text-style-name="P4" draw:id="id27" draw:layer="layout" svg:width="3cm" svg:height="2cm" svg:x="16.5cm" svg:y="21.5cm">
          <text:p text:style-name="P4"><text:span text:style-name="T3">Append </text:span></text:p>
          <text:p text:style-name="P4"><text:span text:style-name="T3">combined</text:span></text:p>
          <text:p text:style-name="P4"><text:span text:style-name="T3">C.M. Row</text:span></text:p>
        </draw:rect>
        <draw:connector draw:style-name="gr4" draw:text-style-name="P1" draw:layer="layout" draw:type="curve" svg:x1="17.999cm" svg:y1="20.5cm" svg:x2="18cm" svg:y2="21.5cm" draw:start-shape="id25" draw:start-glue-point="6" draw:end-shape="id27" draw:end-glue-point="0" svg:d="m17999 20500c0 751 1 252 1 1000">
          <text:p/>
        </draw:connector>
        <draw:rect draw:style-name="gr1" draw:text-style-name="P1" draw:id="id28" draw:layer="layout" svg:width="3cm" svg:height="2cm" svg:x="16.5cm" svg:y="24cm">
          <text:p text:style-name="P1">Flag old</text:p>
          <text:p text:style-name="P1">Row for</text:p>
          <text:p text:style-name="P1">Deletion</text:p>
        </draw:rect>
        <draw:connector draw:style-name="gr4" draw:text-style-name="P1" draw:layer="layout" draw:type="curve" svg:x1="18cm" svg:y1="23.5cm" svg:x2="18cm" svg:y2="24cm" draw:start-shape="id27" draw:start-glue-point="2" draw:end-shape="id28" draw:end-glue-point="0" svg:d="m18000 23500v500">
          <text:p/>
        </draw:connector>
        <draw:connector draw:style-name="gr4" draw:text-style-name="P1" draw:layer="layout" draw:type="curve" svg:x1="16.5cm" svg:y1="25cm" svg:x2="15cm" svg:y2="19.461cm" draw:start-shape="id28" draw:end-shape="id26" draw:end-glue-point="7" svg:d="m16500 25000c-1123 0-374-5539-1500-5539">
          <text:p/>
        </draw:connector>
        <draw:custom-shape draw:style-name="gr3" draw:text-style-name="P3" draw:id="id29" draw:layer="layout" svg:width="3cm" svg:height="2cm" svg:x="7.5cm" svg:y="18.5cm">
          <text:p text:style-name="P3"><text:span text:style-name="T2">Last</text:span></text:p>
          <text:p text:style-name="P3"><text:span text:style-name="T2">Row1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3" draw:layer="layout" svg:width="1.5cm" svg:height="0.962cm" svg:x="7cm" svg:y="18.271cm">
          <draw:text-box>
            <text:p>No</text:p>
          </draw:text-box>
        </draw:frame>
        <draw:frame draw:style-name="gr12" draw:layer="layout" svg:width="1.539cm" svg:height="1cm" svg:x="9cm" svg:y="20.314cm">
          <draw:text-box>
            <text:p>Yes</text:p>
          </draw:text-box>
        </draw:frame>
        <draw:connector draw:style-name="gr4" draw:text-style-name="P1" draw:layer="layout" draw:type="curve" svg:x1="13.499cm" svg:y1="20.462cm" svg:x2="8.999cm" svg:y2="18.5cm" draw:start-shape="id26" draw:start-glue-point="6" draw:end-shape="id29" draw:end-glue-point="4" svg:d="m13499 20462c0 753-2248 502-2248-980s-2252-1733-2252-982">
          <text:p/>
        </draw:connector>
        <draw:connector draw:style-name="gr4" draw:text-style-name="P1" draw:layer="layout" draw:type="curve" svg:x1="7.5cm" svg:y1="19.499cm" svg:x2="7.5cm" svg:y2="16.5cm" draw:start-shape="id29" draw:start-glue-point="5" draw:end-shape="id21" draw:end-glue-point="3" svg:d="m7500 19499c-751 0-751-2999 0-2999">
          <text:p/>
        </draw:connector>
        <draw:rect draw:style-name="gr1" draw:text-style-name="P3" draw:id="id30" draw:layer="layout" svg:width="4cm" svg:height="2cm" svg:x="7cm" svg:y="21.5cm">
          <text:p text:style-name="P1"><text:span text:style-name="T2">Delete</text:span></text:p>
          <text:p text:style-name="P1"><text:span text:style-name="T2">Flagged Rows</text:span></text:p>
        </draw:rect>
        <draw:connector draw:style-name="gr4" draw:text-style-name="P1" draw:layer="layout" draw:type="curve" svg:x1="8.999cm" svg:y1="20.5cm" svg:x2="9cm" svg:y2="21.5cm" draw:start-shape="id29" draw:start-glue-point="6" draw:end-shape="id30" draw:end-glue-point="0" svg:d="m8999 20500c0 751 1 252 1 1000">
          <text:p/>
        </draw:connector>
        <draw:rect draw:style-name="gr1" draw:text-style-name="P3" draw:id="id32" draw:layer="layout" svg:width="3.5cm" svg:height="1.5cm" svg:x="2cm" svg:y="24.5cm">
          <text:p text:style-name="P3"><text:span text:style-name="T2">Fill Single</text:span></text:p>
          <text:p text:style-name="P3"><text:span text:style-name="T2">Word gaps</text:span></text:p>
        </draw:rect>
        <draw:connector draw:style-name="gr4" draw:text-style-name="P1" draw:layer="layout" draw:type="curve" svg:x1="7cm" svg:y1="25.25cm" svg:x2="5.5cm" svg:y2="25.25cm" draw:start-shape="id31" draw:start-glue-point="3" draw:end-shape="id32" draw:end-glue-point="1" svg:d="m7000 25250h-1500">
          <text:p/>
        </draw:connector>
        <draw:rect draw:style-name="gr1" draw:text-style-name="P3" draw:id="id31" draw:layer="layout" svg:width="4cm" svg:height="1.5cm" svg:x="7cm" svg:y="24.5cm">
          <text:p text:style-name="P1"><text:span text:style-name="T2">Delete lower</text:span></text:p>
          <text:p text:style-name="P1"><text:span text:style-name="T2">coverage entries</text:span></text:p>
        </draw:rect>
        <draw:connector draw:style-name="gr4" draw:text-style-name="P1" draw:layer="layout" draw:type="curve" svg:x1="9cm" svg:y1="23.5cm" svg:x2="9cm" svg:y2="24.5cm" draw:start-shape="id30" draw:start-glue-point="2" draw:end-shape="id31" draw:end-glue-point="0" svg:d="m9000 23500v1000">
          <text:p/>
        </draw:connector>
        <draw:connector draw:style-name="gr4" draw:text-style-name="P1" draw:layer="layout" draw:type="curve" svg:x1="3.75cm" svg:y1="26cm" svg:x2="5cm" svg:y2="27.5cm" draw:start-shape="id32" draw:start-glue-point="2" draw:end-shape="id33" svg:d="m3750 26000c0 1125 1250 375 1250 1500">
          <text:p/>
        </draw:connector>
        <draw:connector draw:style-name="gr4" draw:text-style-name="P1" draw:layer="layout" draw:type="curve" svg:x1="13.5cm" svg:y1="18.481cm" svg:x2="13.75cm" svg:y2="17.5cm" draw:start-shape="id34" draw:start-glue-point="1" draw:end-shape="id23" draw:end-glue-point="2" svg:d="m13500 18481c167 0 250-327 250-981">
          <text:p/>
        </draw:connector>
        <draw:custom-shape draw:style-name="gr3" draw:text-style-name="P1" draw:id="id33" draw:layer="layout" svg:width="7cm" svg:height="1cm" svg:x="1.5cm" svg:y="27.5cm">
          <text:p text:style-name="P1">TCoverageMap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</draw:page>
      <draw:page draw:name="page3" draw:style-name="dp1" draw:master-page-name="Default">
        <draw:rect draw:style-name="gr6" draw:text-style-name="P1" draw:layer="layout" svg:width="19cm" svg:height="1cm" svg:x="1cm" svg:y="2cm">
          <text:p text:style-name="P1">Database Schema Overview</text:p>
        </draw:rect>
        <draw:rect draw:style-name="gr1" draw:text-style-name="P1" draw:layer="layout" svg:width="15cm" svg:height="1cm" svg:x="3cm" svg:y="4.5cm">
          <text:p text:style-name="P1">Block Detail Table</text:p>
        </draw:rect>
        <draw:rect draw:style-name="gr7" draw:text-style-name="P1" draw:layer="layout" svg:width="15cm" svg:height="5.5cm" svg:x="3cm" svg:y="5.5cm">
          <text:p/>
        </draw:rect>
        <draw:frame draw:style-name="standard" draw:layer="layout" svg:width="14.169cm" svg:height="4.855cm" svg:x="3.5cm" svg:y="5.74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4">Field</text:span></text:p>
              </table:table-cell>
              <table:table-cell>
                <text:p text:style-name="P5">Purpose</text:p>
              </table:table-cell>
            </table:table-row>
            <table:table-row table:style-name="ro1" table:default-cell-style-name="ce2">
              <table:table-cell>
                <text:p>Hash</text:p>
              </table:table-cell>
              <table:table-cell>
                <text:p>Contains hash of the block</text:p>
              </table:table-cell>
            </table:table-row>
            <table:table-row table:style-name="ro1" table:default-cell-style-name="ce2">
              <table:table-cell>
                <text:p>Language Code</text:p>
              </table:table-cell>
              <table:table-cell>
                <text:p>Contains language code of the block</text:p>
              </table:table-cell>
            </table:table-row>
            <table:table-row table:style-name="ro2" table:default-cell-style-name="ce2">
              <table:table-cell>
                <text:p>Block</text:p>
              </table:table-cell>
              <table:table-cell>
                <text:p>Contains the actual text</text:p>
              </table:table-cell>
            </table:table-row>
          </table:table>
          <draw:image xlink:href="Pictures/TablePreview1.svm" xlink:type="simple" xlink:show="embed" xlink:actuate="onLoad"/>
        </draw:frame>
        <draw:rect draw:style-name="gr1" draw:text-style-name="P1" draw:layer="layout" svg:width="15cm" svg:height="1cm" svg:x="3cm" svg:y="12.5cm">
          <text:p text:style-name="P1">Cross Reference Table</text:p>
        </draw:rect>
        <draw:rect draw:style-name="gr7" draw:text-style-name="P1" draw:layer="layout" svg:width="15cm" svg:height="8.5cm" svg:x="3cm" svg:y="13.5cm">
          <text:p/>
        </draw:rect>
        <draw:frame draw:style-name="standard" draw:layer="layout" svg:width="14.169cm" svg:height="7.703cm" svg:x="3.272cm" svg:y="13.93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4">Field</text:span></text:p>
              </table:table-cell>
              <table:table-cell>
                <text:p text:style-name="P5">Purpose</text:p>
              </table:table-cell>
            </table:table-row>
            <table:table-row table:style-name="ro1" table:default-cell-style-name="ce2">
              <table:table-cell>
                <text:p>Source Hash</text:p>
              </table:table-cell>
              <table:table-cell>
                <text:p>Contains hash of the block to be looked up</text:p>
              </table:table-cell>
            </table:table-row>
            <table:table-row table:style-name="ro1" table:default-cell-style-name="ce2">
              <table:table-cell>
                <text:p>Source Language Code</text:p>
              </table:table-cell>
              <table:table-cell>
                <text:p>Contains source language code of the block</text:p>
              </table:table-cell>
            </table:table-row>
            <table:table-row table:style-name="ro2" table:default-cell-style-name="ce2">
              <table:table-cell>
                <text:p>Destination Hash</text:p>
              </table:table-cell>
              <table:table-cell>
                <text:p>Hash of the text in the target language</text:p>
              </table:table-cell>
            </table:table-row>
            <table:table-row table:style-name="ro2" table:default-cell-style-name="ce2">
              <table:table-cell>
                <text:p>Destination</text:p>
                <text:p>Language Code</text:p>
              </table:table-cell>
              <table:table-cell>
                <text:p>Contains target language code</text:p>
              </table:table-cell>
            </table:table-row>
          </table:table>
          <draw:image xlink:href="Pictures/TablePreview2.svm" xlink:type="simple" xlink:show="embed" xlink:actuate="onLoad"/>
        </draw:frame>
      </draw:page>
      <draw:page draw:name="page4" draw:style-name="dp1" draw:master-page-name="Default">
        <draw:rect draw:style-name="gr6" draw:text-style-name="P1" draw:layer="layout" svg:width="19cm" svg:height="1cm" svg:x="1cm" svg:y="2cm">
          <text:p text:style-name="P1">Database Example Overview</text:p>
        </draw:rect>
        <draw:rect draw:style-name="gr14" draw:text-style-name="P1" draw:id="id35" draw:layer="layout" svg:width="6.5cm" svg:height="1cm" svg:x="2cm" svg:y="4cm">
          <text:p text:style-name="P1">I want a...</text:p>
        </draw:rect>
        <draw:rect draw:style-name="gr14" draw:text-style-name="P1" draw:id="id36" draw:layer="layout" svg:width="6cm" svg:height="1cm" svg:x="3.5cm" svg:y="6.5cm">
          <text:p text:style-name="P1">8FEA94...</text:p>
        </draw:rect>
        <draw:connector draw:style-name="gr15" draw:text-style-name="P1" draw:layer="layout" draw:type="curve" svg:x1="5.25cm" svg:y1="5cm" svg:x2="6.5cm" svg:y2="6.5cm" draw:start-shape="id35" draw:start-glue-point="2" draw:end-shape="id36" draw:end-glue-point="0" svg:d="m5250 5000c0 1125 1250 375 1250 1500">
          <text:p/>
        </draw:connector>
        <draw:frame draw:style-name="gr9" draw:layer="layout" svg:width="4.456cm" svg:height="0.962cm" svg:x="1.5cm" svg:y="3.038cm">
          <draw:text-box>
            <text:p>Source BLock</text:p>
          </draw:text-box>
        </draw:frame>
        <draw:frame draw:style-name="gr9" draw:layer="layout" svg:width="4.172cm" svg:height="0.962cm" svg:x="1.828cm" svg:y="5.5cm">
          <draw:text-box>
            <text:p>Source Hash</text:p>
          </draw:text-box>
        </draw:frame>
        <draw:custom-shape draw:style-name="gr16" draw:text-style-name="P1" draw:id="id38" draw:layer="layout" svg:width="7cm" svg:height="4cm" svg:x="11cm" svg:y="6.5cm">
          <text:p text:style-name="P1">Cross Reference</text:p>
          <text:p text:style-name="P1">Table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rect draw:style-name="gr14" draw:text-style-name="P1" draw:id="id37" draw:layer="layout" svg:width="2.5cm" svg:height="1cm" svg:x="5cm" svg:y="9cm">
          <text:p text:style-name="P1">English</text:p>
        </draw:rect>
        <draw:connector draw:style-name="gr15" draw:text-style-name="P1" draw:layer="layout" draw:type="curve" svg:x1="7.5cm" svg:y1="9.5cm" svg:x2="11cm" svg:y2="8.5cm" draw:start-shape="id37" draw:start-glue-point="1" draw:end-shape="id38" draw:end-glue-point="3" svg:d="m7500 9500c2625 0 875-1000 3500-1000">
          <text:p/>
        </draw:connector>
        <draw:connector draw:style-name="gr15" draw:text-style-name="P1" draw:layer="layout" draw:type="curve" svg:x1="9.5cm" svg:y1="7cm" svg:x2="11cm" svg:y2="8.5cm" draw:start-shape="id36" draw:start-glue-point="1" draw:end-shape="id38" draw:end-glue-point="3" svg:d="m9500 7000c1125 0 375 1500 1500 1500">
          <text:p/>
        </draw:connector>
        <draw:frame draw:style-name="gr9" draw:layer="layout" svg:width="5.514cm" svg:height="0.962cm" svg:x="1.986cm" svg:y="8.038cm">
          <draw:text-box>
            <text:p>Source Language</text:p>
          </draw:text-box>
        </draw:frame>
        <draw:rect draw:style-name="gr14" draw:text-style-name="P1" draw:id="id39" draw:layer="layout" svg:width="3cm" svg:height="1cm" svg:x="4.5cm" svg:y="12.5cm">
          <text:p text:style-name="P1">Japanese</text:p>
        </draw:rect>
        <draw:frame draw:style-name="gr9" draw:layer="layout" svg:width="3.677cm" svg:height="1.673cm" svg:x="2.5cm" svg:y="10.538cm">
          <draw:text-box>
            <text:p>Destination</text:p>
            <text:p>Language</text:p>
          </draw:text-box>
        </draw:frame>
        <draw:connector draw:style-name="gr15" draw:text-style-name="P1" draw:layer="layout" draw:type="curve" svg:x1="7.5cm" svg:y1="13cm" svg:x2="11cm" svg:y2="8.5cm" draw:start-shape="id39" draw:start-glue-point="1" draw:end-shape="id38" draw:end-glue-point="3" svg:d="m7500 13000c2625 0 875-4500 3500-4500">
          <text:p/>
        </draw:connector>
        <draw:connector draw:style-name="gr15" draw:text-style-name="P1" draw:layer="layout" draw:type="curve" svg:x1="18cm" svg:y1="8.5cm" svg:x2="18cm" svg:y2="16.5cm" draw:start-shape="id38" draw:start-glue-point="1" draw:end-shape="id40" draw:end-glue-point="1" svg:d="m18000 8500c753 0 753 8000 0 8000">
          <text:p/>
        </draw:connector>
        <draw:rect draw:style-name="gr14" draw:text-style-name="P1" draw:id="id40" draw:layer="layout" svg:width="6cm" svg:height="1cm" svg:x="12cm" svg:y="16cm">
          <text:p text:style-name="P1">C0FE8A...</text:p>
        </draw:rect>
        <draw:frame draw:style-name="gr9" draw:layer="layout" svg:width="3.927cm" svg:height="0.962cm" svg:x="10.328cm" svg:y="15cm">
          <draw:text-box>
            <text:p>Target Hash</text:p>
          </draw:text-box>
        </draw:frame>
        <draw:custom-shape draw:style-name="gr16" draw:text-style-name="P1" draw:id="id41" draw:layer="layout" svg:width="7cm" svg:height="4cm" svg:x="2.5cm" svg:y="16cm">
          <text:p text:style-name="P1">Block Detail</text:p>
          <text:p text:style-name="P1">Table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15" draw:text-style-name="P1" draw:layer="layout" draw:type="curve" svg:x1="12cm" svg:y1="16.5cm" svg:x2="9.5cm" svg:y2="18cm" draw:start-shape="id40" draw:start-glue-point="3" draw:end-shape="id41" draw:end-glue-point="1" svg:d="m12000 16500c-1873 0-624 1500-2500 1500">
          <text:p/>
        </draw:connector>
        <draw:connector draw:style-name="gr15" draw:text-style-name="P1" draw:layer="layout" draw:type="curve" draw:line-skew="0.372cm" svg:x1="7.5cm" svg:y1="13cm" svg:x2="9.5cm" svg:y2="18cm" draw:start-shape="id39" draw:start-glue-point="1" draw:end-shape="id41" draw:end-glue-point="1" svg:d="m7500 13000c4311 0 3311 5000 2000 5000">
          <text:p/>
        </draw:connector>
        <draw:rect draw:style-name="gr14" draw:text-style-name="P1" draw:id="id42" draw:layer="layout" svg:width="6.5cm" svg:height="1cm" svg:x="3cm" svg:y="23cm">
          <text:p text:style-name="P1">...が欲しい</text:p>
        </draw:rect>
        <draw:frame draw:style-name="gr9" draw:layer="layout" svg:width="5.62cm" svg:height="0.962cm" svg:x="2.5cm" svg:y="22.038cm">
          <draw:text-box>
            <text:p>Destination BLock</text:p>
          </draw:text-box>
        </draw:frame>
        <draw:connector draw:style-name="gr15" draw:text-style-name="P1" draw:layer="layout" draw:type="curve" svg:x1="2.5cm" svg:y1="18cm" svg:x2="3cm" svg:y2="23.5cm" draw:start-shape="id41" draw:end-shape="id42" draw:end-glue-point="3" svg:d="m2500 18000c-751 0-1001 5500 500 5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MS PMincho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P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P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1-13T15:58:28</meta:creation-date>
    <dc:date>2009-11-13T17:10:34</dc:date>
    <meta:editing-duration>PT00H56M33S</meta:editing-duration>
    <meta:editing-cycles>5</meta:editing-cycles>
    <meta:generator>OpenOffice.org/3.1$Unix OpenOffice.org_project/310m19$Build-9420</meta:generator>
    <meta:document-statistic meta:object-count="121"/>
  </office:meta>
</office:document-meta>
</file>